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902in"/>
    </style:style>
    <style:style style:name="co5" style:family="table-column">
      <style:table-column-properties fo:break-before="auto" style:column-width="2.8201in"/>
    </style:style>
    <style:style style:name="co6" style:family="table-column">
      <style:table-column-properties fo:break-before="auto" style:column-width="1.7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Droid Sans Fallback" style:font-name-asian="Droid Sans Fallback" style:font-name-complex="FreeSans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1" style:font-name-complex="FreeSans"/>
    </style:style>
    <style:style style:name="ce4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00" style:font-name="Liberation Sans" fo:font-size="10pt" style:font-name-asian="Liberation Sans" style:font-size-asian="10pt" style:font-name-complex="Calibri" style:font-size-complex="10pt"/>
    </style:style>
    <style:style style:name="ce6" style:family="table-cell" style:parent-style-name="Default">
      <style:table-cell-properties fo:wrap-option="wrap"/>
      <style:text-properties style:font-name="Liberation Sans" fo:font-size="10pt" style:font-name-asian="Liberation Sans" style:font-size-asian="10pt" style:font-size-complex="10pt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Sans" fo:font-size="10pt" style:font-name-asian="Liberation Sans" style:font-size-asian="10pt" style:font-size-complex="10pt"/>
    </style:style>
    <style:style style:name="ce8" style:family="table-cell" style:parent-style-name="Default">
      <style:table-cell-properties fo:wrap-option="wrap"/>
      <style:text-properties style:font-name="Liberation Sans" fo:font-size="10pt" style:font-name-asian="Droid Sans Fallback" style:font-size-asian="10pt" style:font-name-complex="FreeSans" style:font-size-complex="10pt"/>
    </style:style>
    <style:style style:name="ce9" style:family="table-cell" style:parent-style-name="Default">
      <style:table-cell-properties fo:wrap-option="wrap"/>
      <style:text-properties style:font-name="Liberation Sans" fo:font-size="10pt" style:font-name-asian="Liberation Sans" style:font-size-asian="10pt" style:font-name-complex="FreeSans" style:font-size-complex="10pt"/>
    </style:style>
    <style:style style:name="ce10" style:family="table-cell" style:parent-style-name="Default">
      <style:table-cell-properties fo:wrap-option="wrap"/>
      <style:text-properties style:font-name="Arial" fo:font-size="10pt" style:font-name-asian="Droid Sans Fallback1" style:font-size-asian="10pt" style:font-name-complex="FreeSans" style:font-size-complex="10pt"/>
    </style:style>
    <style:style style:name="ce11" style:family="table-cell" style:parent-style-name="Default">
      <style:table-cell-properties fo:wrap-option="wrap"/>
      <style:text-properties style:font-name="Arial" fo:font-size="10pt" style:font-name-asian="Droid Sans Fallback" style:font-size-asian="10pt" style:font-name-complex="FreeSans" style:font-size-complex="10pt"/>
    </style:style>
    <style:style style:name="ce12" style:family="table-cell" style:parent-style-name="Default">
      <style:table-cell-properties fo:wrap-option="wrap"/>
      <style:text-properties style:font-name="Arial" style:font-name-asian="Droid Sans Fallback1" style:font-name-complex="FreeSans"/>
    </style:style>
    <style:style style:name="T1" style:family="text">
      <style:text-properties style:font-name="Droid Sans Fallback" style:font-name-asian="Droid Sans Fallback"/>
    </style:style>
    <style:style style:name="T2" style:family="text">
      <style:text-properties style:font-name-asian="Droid Sans Fallback"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style-complex="normal" fo:color="#000000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name="Droid Sans Fallback"/>
    </style:style>
    <style:style style:name="T4" style:family="text">
      <style:text-properties style:font-style-complex="normal" fo:color="#000000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name="Arial"/>
    </style:style>
    <style:style style:name="T5" style:family="text">
      <style:text-properties fo:color="#000000" style:font-name="Droid Sans Fallback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-asian="Droid Sans Fallback"/>
    </style:style>
    <style:style style:name="T7" style:family="text">
      <style:text-properties style:font-name="Arial" style:font-name-asian="Droid Sans Fallback"/>
    </style:style>
    <style:style style:name="T8" style:family="text">
      <style:text-properties style:font-name-asian="Droid Sans Fallback" fo:text-shadow="none" style:font-style-complex="normal" style:font-style-asian="normal" style:font-weight-complex="normal" style:font-weight-asian="normal" style:font-size-complex="10pt" style:font-size-asian="10pt" style:text-position="0%" style:text-outline="false" fo:font-style="normal" style:text-underline-style="none" style:text-underline-color="font-color" fo:font-weight="normal" fo:font-size="10pt" style:font-name="Droid Sans Fallback"/>
    </style:style>
    <style:style style:name="T9" style:family="text">
      <style:text-properties style:font-name-asian="Droid Sans Fallback" fo:text-shadow="none" style:font-style-complex="normal" style:font-style-asian="normal" style:font-weight-complex="normal" style:font-weight-asian="normal" style:font-size-complex="10pt" style:font-size-asian="10pt" style:text-position="0%" style:text-outline="false" fo:font-style="normal" style:text-underline-style="none" style:text-underline-color="font-color" fo:font-weight="normal" fo:font-size="10pt" style:font-name="Arial"/>
    </style:style>
  </office:automatic-styles>
  <office:body>
    <office:spreadsheet>
      <table:table table:name="script_subtit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0</text:p>
          </table:table-cell>
          <table:table-cell table:number-columns-repeated="2"/>
          <table:table-cell table:style-name="Default"/>
          <table:table-cell table:style-name="ce4"/>
          <table:table-cell table:style-name="Default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subtitle_1</text:p>
          </table:table-cell>
          <table:table-cell table:number-columns-repeated="2"/>
          <table:table-cell office:value-type="string" calcext:value-type="string">
            <text:p>ジライア：俺は犬になんかならねぇ</text:p>
          </table:table-cell>
          <table:table-cell table:style-name="ce5" office:value-type="string" calcext:value-type="string">
            <text:p>I'm nobody's dog!</text:p>
          </table:table-cell>
          <table:table-cell office:value-type="string" calcext:value-type="string">
            <text:p>NOTE: The first few voice clips here actually come from "deleted scenes" that don't appear anywhere in the main game. They were used in an earlier incarnation of the game, and a few of the scenes from that version were retained for the title demo reel.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subtitle_3</text:p>
          </table:table-cell>
          <table:table-cell table:number-columns-repeated="2"/>
          <table:table-cell office:value-type="string" calcext:value-type="string">
            <text:p>ジライア：うわーっ！体がっ・・・動かない！</text:p>
          </table:table-cell>
          <table:table-cell table:style-name="ce5" office:value-type="string" calcext:value-type="string">
            <text:p>I...I can't move!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5</text:p>
          </table:table-cell>
          <table:table-cell table:number-columns-repeated="2"/>
          <table:table-cell office:value-type="string" calcext:value-type="string">
            <text:p>ジライア：ば、ばかヤロー！離せよ！お前、カエルが嫌いなんだろ？</text:p>
          </table:table-cell>
          <table:table-cell table:style-name="ce5" office:value-type="string" calcext:value-type="string">
            <text:p>L-Lemme go, you idiot!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6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I thought you hated toads!</text:p>
          </table:table-cell>
          <table:table-cell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7</text:p>
          </table:table-cell>
          <table:table-cell table:number-columns-repeated="2"/>
          <table:table-cell office:value-type="string" calcext:value-type="string">
            <text:p>ジライア：じゃあなって…おい、オロチ丸！オロチ丸！！</text:p>
          </table:table-cell>
          <table:table-cell table:style-name="ce5" office:value-type="string" calcext:value-type="string">
            <text:p>{Farewell}? Huh--?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Hey, Orochimaru?! OROCHIMARU!</text:p>
          </table:table-cell>
          <table:table-cell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subtitle_9</text:p>
          </table:table-cell>
          <table:table-cell table:number-columns-repeated="2"/>
          <table:table-cell office:value-type="string" calcext:value-type="string">
            <text:p>ジライア：幻王丸、生きていたのか！</text:p>
          </table:table-cell>
          <table:table-cell table:style-name="ce5" office:value-type="string" calcext:value-type="string">
            <text:p>Genoumaru! You're still alive!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subtitle_11</text:p>
          </table:table-cell>
          <table:table-cell table:number-columns-repeated="2"/>
          <table:table-cell office:value-type="string" calcext:value-type="string">
            <text:p>ジライア：俺は誰の命令も受ける気は無いねぇ</text:p>
          </table:table-cell>
          <table:table-cell table:style-name="ce5" office:value-type="string" calcext:value-type="string">
            <text:p>I don't take orders from anyone!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subtitle_13</text:p>
          </table:table-cell>
          <table:table-cell table:number-columns-repeated="2"/>
          <table:table-cell office:value-type="string" calcext:value-type="string">
            <text:p><text:span text:style-name="T1">ジライア！！</text:span><text:span text:style-name="T2">\n</text:span></text:p>
            <text:p><text:span text:style-name="T3">それで　わしは　おまえに　今まで</text:span><text:span text:style-name="T4">\n</text:span></text:p>
            <text:p><text:span text:style-name="T5">苦しい修行を　あたえてきたのだ！！</text:span></text:p>
          </table:table-cell>
          <table:table-cell table:style-name="ce7" office:value-type="string" calcext:value-type="string">
            <text:p>Ziria! It is for this that I have put you\n</text:p>
            <text:p>through such harsh training up until now!</text:p>
          </table:table-cell>
          <table:table-cell office:value-type="string" calcext:value-type="string">
            <text:p>NOTE: All clips from this point on come from the finished game and correspond to lines in the regular script. This one is map-0x118B-0x373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subtitle_15</text:p>
          </table:table-cell>
          <table:table-cell table:number-columns-repeated="2"/>
          <table:table-cell table:style-name="ce2" office:value-type="string" calcext:value-type="string">
            <text:p>グウグウ　わしゃねむい</text:p>
          </table:table-cell>
          <table:table-cell table:style-name="ce7" office:value-type="string" calcext:value-type="string">
            <text:p>So sleepy...</text:p>
          </table:table-cell>
          <table:table-cell office:value-type="string" calcext:value-type="string">
            <text:p>NOTE: map-0x126B-0x263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subtitle_17</text:p>
          </table:table-cell>
          <table:table-cell table:number-columns-repeated="2"/>
          <table:table-cell office:value-type="string" calcext:value-type="string">
            <text:p>(clanging sounds)</text:p>
          </table:table-cell>
          <table:table-cell/>
          <table:table-cell office:value-type="string" calcext:value-type="string">
            <text:p>NOTE: hoteimaru making thunder orb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19</text:p>
          </table:table-cell>
          <table:table-cell table:number-columns-repeated="2"/>
          <table:table-cell office:value-type="string" calcext:value-type="string">
            <text:p><text:span text:style-name="T1">ええい！こしぬけめ！！</text:span><text:span text:style-name="T2">\n</text:span></text:p>
            <text:p><text:span text:style-name="T5">さっさと　かえれ！</text:span></text:p>
          </table:table-cell>
          <table:table-cell table:style-name="ce8" office:value-type="string" calcext:value-type="string">
            <text:p><text:span text:style-name="T6">Tch! Coward!\n</text:span></text:p>
            <text:p><text:span text:style-name="T6">Get out of my sight!</text:span></text:p>
          </table:table-cell>
          <table:table-cell office:value-type="string" calcext:value-type="string">
            <text:p>NOTE: map-0x1383-0x157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21</text:p>
          </table:table-cell>
          <table:table-cell table:number-columns-repeated="2"/>
          <table:table-cell office:value-type="string" calcext:value-type="string">
            <text:p><text:span text:style-name="T1">これで　この国も　あんしんじゃ</text:span><text:span text:style-name="T2">\n</text:span></text:p>
            <text:p><text:span text:style-name="T5">アッパレ！　アッパレ！！</text:span></text:p>
          </table:table-cell>
          <table:table-cell table:style-name="ce9" office:value-type="string" calcext:value-type="string">
            <text:p><text:span text:style-name="T6">My lands are finally safe!\n</text:span></text:p>
            <text:p><text:span text:style-name="T6">Well done, well done!</text:span></text:p>
          </table:table-cell>
          <table:table-cell table:style-name="ce12" office:value-type="string" calcext:value-type="string">
            <text:p>NOTE: map-0x3264-0x33F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23</text:p>
          </table:table-cell>
          <table:table-cell table:number-columns-repeated="2"/>
          <table:table-cell office:value-type="string" calcext:value-type="string">
            <text:p><text:span text:style-name="T1">３人そろわねば</text:span><text:span text:style-name="T2">\n</text:span></text:p>
            <text:p><text:span text:style-name="T5">ジパングを　すくえないのに</text:span></text:p>
          </table:table-cell>
          <table:table-cell table:style-name="ce7" office:value-type="string" calcext:value-type="string">
            <text:p>Alas, Jipang can only be saved if the three heroes join forces...</text:p>
          </table:table-cell>
          <table:table-cell table:style-name="ce12" office:value-type="string" calcext:value-type="string">
            <text:p>NOTE: map-0x2904-0x708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</text:p>
          </table:table-cell>
          <table:table-cell table:number-columns-repeated="2"/>
          <table:table-cell office:value-type="string" calcext:value-type="string">
            <text:p>(sound effect)</text:p>
          </table:table-cell>
          <table:table-cell/>
          <table:table-cell office:value-type="string" calcext:value-type="string">
            <text:p>NOTE: lake suwa freezing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27</text:p>
          </table:table-cell>
          <table:table-cell table:number-columns-repeated="2"/>
          <table:table-cell office:value-type="string" calcext:value-type="string">
            <text:p><text:span text:style-name="T1">みんなで　力を　あわせるのじゃ！</text:span><text:span text:style-name="T2">\n</text:span></text:p>
            <text:p><text:span text:style-name="T5">行け！　ジライア！！</text:span></text:p>
          </table:table-cell>
          <table:table-cell table:style-name="ce9" office:value-type="string" calcext:value-type="string">
            <text:p><text:span text:style-name="T6">You must all fight together!\n</text:span></text:p>
            <text:p><text:span text:style-name="T6">Go forth, young Ziria!</text:span></text:p>
          </table:table-cell>
          <table:table-cell office:value-type="string" calcext:value-type="string">
            <text:p>NOTE: map-0x1A27-0x4EA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29</text:p>
          </table:table-cell>
          <table:table-cell table:number-columns-repeated="2"/>
          <table:table-cell office:value-type="string" calcext:value-type="string">
            <text:p><text:span text:style-name="T1">あなた　勇者！　マサカド　たおす！</text:span><text:span text:style-name="T2">\n</text:span></text:p>
            <text:p><text:span text:style-name="T3">わたし　ソレ　おてつだいします！</text:span><text:span text:style-name="T4">\n</text:span></text:p>
            <text:p><text:span text:style-name="T5">また　会いましょう　バーイ！</text:span></text:p>
          </table:table-cell>
          <table:table-cell table:style-name="ce9" office:value-type="string" calcext:value-type="string">
            <text:p>You are brave! You defeat Masakado!\n</text:p>
            <text:p><text:span text:style-name="T7">I help!</text:span></text:p>
          </table:table-cell>
          <table:table-cell office:value-type="string" calcext:value-type="string">
            <text:p>NOTE: map-0x1C3B-0x64E_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30</text:p>
          </table:table-cell>
          <table:table-cell table:number-columns-repeated="3"/>
          <table:table-cell table:style-name="ce9" office:value-type="string" calcext:value-type="string">
            <text:p>See you soon, byeee!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31</text:p>
          </table:table-cell>
          <table:table-cell table:number-columns-repeated="2"/>
          <table:table-cell office:value-type="string" calcext:value-type="string">
            <text:p><text:span text:style-name="T1">勇者ジライアよ！！</text:span><text:span text:style-name="T2">\n</text:span></text:p>
            <text:p><text:span text:style-name="T3">おれの　子どもを　その力で</text:span><text:span text:style-name="T4">\n</text:span></text:p>
            <text:p><text:span text:style-name="T5">助け出してくれないか</text:span></text:p>
          </table:table-cell>
          <table:table-cell table:style-name="ce10" office:value-type="string" calcext:value-type="string">
            <text:p><text:span text:style-name="T7">Brave Ziria!\n</text:span></text:p>
            <text:p><text:span text:style-name="T7">I beg of you to rescue my son!</text:span></text:p>
          </table:table-cell>
          <table:table-cell office:value-type="string" calcext:value-type="string">
            <text:p>NOTE: map-0x2568-0x73F_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33</text:p>
          </table:table-cell>
          <table:table-cell table:number-columns-repeated="2"/>
          <table:table-cell office:value-type="string" calcext:value-type="string">
            <text:p><text:span text:style-name="T1">オニさんが　ついてきて</text:span><text:span text:style-name="T2">\n</text:span></text:p>
            <text:p><text:span text:style-name="T3">くれるなら　こころづよいね</text:span><text:span text:style-name="T4">\n</text:span></text:p>
            <text:p><text:span text:style-name="T5">ジライア！！</text:span></text:p>
          </table:table-cell>
          <table:table-cell table:style-name="ce9" office:value-type="string" calcext:value-type="string">
            <text:p><text:span text:style-name="T6">It's so cool that Oni Guy joined us!\n</text:span></text:p>
            <text:p><text:span text:style-name="T6">Right, Ziria?</text:span></text:p>
          </table:table-cell>
          <table:table-cell office:value-type="string" calcext:value-type="string">
            <text:p>NOTE: map-0x2568-0x935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34</text:p>
          </table:table-cell>
          <table:table-cell table:number-columns-repeated="5"/>
        </table:table-row>
        <table:table-row table:style-name="ro8">
          <table:table-cell office:value-type="string" calcext:value-type="string">
            <text:p>string</text:p>
          </table:table-cell>
          <table:table-cell office:value-type="string" calcext:value-type="string">
            <text:p>subtitle_35</text:p>
          </table:table-cell>
          <table:table-cell table:number-columns-repeated="2"/>
          <table:table-cell table:style-name="ce2" office:value-type="string" calcext:value-type="string">
            <text:p>ポンポコリン！</text:p>
          </table:table-cell>
          <table:table-cell table:style-name="ce9" office:value-type="string" calcext:value-type="string">
            <text:p>Ponpokorin!</text:p>
          </table:table-cell>
          <table:table-cell office:value-type="string" calcext:value-type="string">
            <text:p>NOTE: map-0x124F-0x31A_1 (probably, they had plenty of clips of this to choose from)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3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37</text:p>
          </table:table-cell>
          <table:table-cell table:number-columns-repeated="2"/>
          <table:table-cell office:value-type="string" calcext:value-type="string">
            <text:p><text:span text:style-name="T1">わしは　なまぐさ　坊主じゃ</text:span><text:span text:style-name="T2">\n</text:span></text:p>
            <text:p><text:span text:style-name="T3">大門教が　キライでの　あんたらと</text:span><text:span text:style-name="T4">\n</text:span></text:p>
            <text:p><text:span text:style-name="T5">いっしょに　戦うことにした</text:span></text:p>
          </table:table-cell>
          <table:table-cell table:style-name="ce9" office:value-type="string" calcext:value-type="string">
            <text:p>I'm a corrupt priest who hates the Cult of Daimon.</text:p>
          </table:table-cell>
          <table:table-cell office:value-type="string" calcext:value-type="string">
            <text:p>NOTE: map-0x560B-0x2CD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38</text:p>
          </table:table-cell>
          <table:table-cell table:number-columns-repeated="3"/>
          <table:table-cell table:style-name="ce9" office:value-type="string" calcext:value-type="string">
            <text:p>I'm coming with you.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39</text:p>
          </table:table-cell>
          <table:table-cell table:number-columns-repeated="2"/>
          <table:table-cell office:value-type="string" calcext:value-type="string">
            <text:p><text:span text:style-name="T1">あなたが　ウワサの勇者ですね！</text:span><text:span text:style-name="T2">\n</text:span></text:p>
            <text:p><text:span text:style-name="T3">ドーマンは　この奥にいます</text:span><text:span text:style-name="T4">\n</text:span></text:p>
            <text:p><text:span text:style-name="T5">わたしも　戦いますよ　ジライアさん！</text:span></text:p>
          </table:table-cell>
          <table:table-cell table:style-name="ce9" office:value-type="string" calcext:value-type="string">
            <text:p><text:span text:style-name="T6">You must be the famous hero!\n</text:span></text:p>
            <text:p><text:span text:style-name="T6">Douman is hiding inside.</text:span></text:p>
          </table:table-cell>
          <table:table-cell office:value-type="string" calcext:value-type="string">
            <text:p>NOTE: map-0x3E39-0x44E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0</text:p>
          </table:table-cell>
          <table:table-cell table:number-columns-repeated="3"/>
          <table:table-cell table:style-name="ce9" office:value-type="string" calcext:value-type="string">
            <text:p>Allow me to assist, Ziria-san!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41</text:p>
          </table:table-cell>
          <table:table-cell table:number-columns-repeated="2"/>
          <table:table-cell office:value-type="string" calcext:value-type="string">
            <text:p><text:span text:style-name="T1">あんたが　火の勇者として</text:span><text:span text:style-name="T2">\n</text:span></text:p>
            <text:p><text:span text:style-name="T3">大門教の　デーモンたちと　戦うなら</text:span><text:span text:style-name="T4">\n</text:span></text:p>
            <text:p><text:span text:style-name="T5">かならずや　ちからになるぜ！！</text:span></text:p>
          </table:table-cell>
          <table:table-cell table:style-name="ce10" office:value-type="string" calcext:value-type="string">
            <text:p>If you're going up against the demons of the Cult of Daimon,</text:p>
          </table:table-cell>
          <table:table-cell office:value-type="string" calcext:value-type="string">
            <text:p>NOTE: map-0x150B-0x173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2</text:p>
          </table:table-cell>
          <table:table-cell table:number-columns-repeated="3"/>
          <table:table-cell table:style-name="ce10" office:value-type="string" calcext:value-type="string">
            <text:p>I'll be behind you all the way!</text:p>
          </table:table-cell>
          <table:table-cell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43</text:p>
          </table:table-cell>
          <table:table-cell table:number-columns-repeated="2"/>
          <table:table-cell office:value-type="string" calcext:value-type="string">
            <text:p><text:span text:style-name="T1">うむ！　伝説は　ほんとう　だった！！</text:span><text:span text:style-name="T2">\n</text:span></text:p>
            <text:p><text:span text:style-name="T5">やはり　火の勇者だけの　ことはある</text:span></text:p>
          </table:table-cell>
          <table:table-cell table:style-name="ce9" office:value-type="string" calcext:value-type="string">
            <text:p>The tales were true:\n</text:p>
            <text:p>you ARE the Fire Heroes!</text:p>
          </table:table-cell>
          <table:table-cell office:value-type="string" calcext:value-type="string">
            <text:p>NOTE: map-0x3F51-0x5E0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45</text:p>
          </table:table-cell>
          <table:table-cell table:number-columns-repeated="2"/>
          <table:table-cell office:value-type="string" calcext:value-type="string">
            <text:p><text:span text:style-name="T1">あたしたちには　神さまが</text:span><text:span text:style-name="T2">\n</text:span></text:p>
            <text:p><text:span text:style-name="T3">ついてるんだ！　ジパングの　人が</text:span><text:span text:style-name="T4">\n</text:span></text:p>
            <text:p><text:span text:style-name="T5">みんな　オーエンして　くれてるんだ！</text:span></text:p>
          </table:table-cell>
          <table:table-cell table:style-name="ce10" office:value-type="string" calcext:value-type="string">
            <text:p>We have the Gods on our side! And the people of Jipang are counting on us!</text:p>
          </table:table-cell>
          <table:table-cell office:value-type="string" calcext:value-type="string">
            <text:p>NOTE: map-0xE50B-0x746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47</text:p>
          </table:table-cell>
          <table:table-cell table:number-columns-repeated="2"/>
          <table:table-cell office:value-type="string" calcext:value-type="string">
            <text:p><text:span text:style-name="T1">かならず　ダンジョウを　たおしてね</text:span><text:span text:style-name="T2">\n</text:span></text:p>
            <text:p><text:span text:style-name="T5">おとうさん　ジライアさん</text:span></text:p>
          </table:table-cell>
          <table:table-cell table:style-name="ce9" office:value-type="string" calcext:value-type="string">
            <text:p>Father! Ziria-san! I know you can defeat Danjou once and for all!</text:p>
          </table:table-cell>
          <table:table-cell office:value-type="string" calcext:value-type="string">
            <text:p>NOTE: map-0x2728-0x724_7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49</text:p>
          </table:table-cell>
          <table:table-cell table:number-columns-repeated="2"/>
          <table:table-cell office:value-type="string" calcext:value-type="string">
            <text:p><text:span text:style-name="T1">あなたは　ジライアさんね</text:span><text:span text:style-name="T2">\n</text:span></text:p>
            <text:p><text:span text:style-name="T3">ウワサは　きいて　いるわ</text:span><text:span text:style-name="T4">\n</text:span></text:p>
            <text:p><text:span text:style-name="T5">じつは　サルのボスって　大門教なのよ</text:span></text:p>
          </table:table-cell>
          <table:table-cell table:style-name="ce8" office:value-type="string" calcext:value-type="string">
            <text:p><text:span text:style-name="T6">Ziria-san, I presume?\n</text:span></text:p>
            <text:p><text:span text:style-name="T6">I've heard an interesting rumor.</text:span></text:p>
          </table:table-cell>
          <table:table-cell office:value-type="string" calcext:value-type="string">
            <text:p>NOTE: map-0x3520-0x5A7_1</text:p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subtitle_50</text:p>
          </table:table-cell>
          <table:table-cell table:number-columns-repeated="3"/>
          <table:table-cell table:style-name="ce9" office:value-type="string" calcext:value-type="string">
            <text:p>Apparently, the new monkey boss is a Daimonist.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51</text:p>
          </table:table-cell>
          <table:table-cell table:number-columns-repeated="2"/>
          <table:table-cell office:value-type="string" calcext:value-type="string">
            <text:p><text:span text:style-name="T1">わるいこと　いいまへんがな</text:span><text:span text:style-name="T2">\n</text:span></text:p>
            <text:p><text:span text:style-name="T3">ワテも　入会しとる　大門教に</text:span><text:span text:style-name="T4">\n</text:span></text:p>
            <text:p><text:span text:style-name="T5">はいりなはれ</text:span></text:p>
          </table:table-cell>
          <table:table-cell table:style-name="ce10" office:value-type="string" calcext:value-type="string">
            <text:p><text:span text:style-name="T6">Just a li'l word of advice, neighbor:\n</text:span></text:p>
            <text:p><text:span text:style-name="T6">Join the Cult of Daimon!</text:span></text:p>
          </table:table-cell>
          <table:table-cell office:value-type="string" calcext:value-type="string">
            <text:p>NOTE: map-0x32F0-0x3BF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5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53</text:p>
          </table:table-cell>
          <table:table-cell table:number-columns-repeated="2"/>
          <table:table-cell office:value-type="string" calcext:value-type="string">
            <text:p><text:span text:style-name="T1">やつらを　たおせるのは　ジライアよ！</text:span><text:span text:style-name="T2">\n</text:span></text:p>
            <text:p><text:span text:style-name="T5">そちたち　火の勇者のみじゃ！</text:span></text:p>
          </table:table-cell>
          <table:table-cell table:style-name="ce9" office:value-type="string" calcext:value-type="string">
            <text:p>Ziria! Only Fire Heroes such as yourself stand a chance!</text:p>
          </table:table-cell>
          <table:table-cell office:value-type="string" calcext:value-type="string">
            <text:p>NOTE: map-0x134B-0x378_1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55</text:p>
          </table:table-cell>
          <table:table-cell table:number-columns-repeated="2"/>
          <table:table-cell office:value-type="string" calcext:value-type="string">
            <text:p><text:span text:style-name="T1">どうだ　ジライアはん！！</text:span><text:span text:style-name="T2">\n</text:span></text:p>
            <text:p><text:span text:style-name="T3">その　ツナデ　１０００両で</text:span><text:span text:style-name="T4">\n</text:span></text:p>
            <text:p><text:span text:style-name="T5">売りまへんか？</text:span></text:p>
          </table:table-cell>
          <table:table-cell table:style-name="ce9" office:value-type="string" calcext:value-type="string">
            <text:p><text:span text:style-name="T7">How 'bout it, Ziria?\n</text:span></text:p>
            <text:p><text:span text:style-name="T7">What say ya sells her to me for </text:span><text:span text:style-name="T8">両</text:span><text:span text:style-name="T9">1,000?</text:span></text:p>
          </table:table-cell>
          <table:table-cell office:value-type="string" calcext:value-type="string">
            <text:p>NOTE: map-0x4929-0x7C5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5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57</text:p>
          </table:table-cell>
          <table:table-cell table:number-columns-repeated="2"/>
          <table:table-cell office:value-type="string" calcext:value-type="string">
            <text:p><text:span text:style-name="T1">大門教が　かなり　ひろまってるヨ！</text:span><text:span text:style-name="T2">\n</text:span></text:p>
            <text:p><text:span text:style-name="T3">ワタシ　ここでも　大門教　やっつける</text:span><text:span text:style-name="T4">\n</text:span></text:p>
            <text:p><text:span text:style-name="T5">てつだいネ！　がんばってるんダヨ！</text:span></text:p>
          </table:table-cell>
          <table:table-cell table:style-name="ce8" office:value-type="string" calcext:value-type="string">
            <text:p><text:span text:style-name="T6">Cult of Daimon, everywhere!\n</text:span></text:p>
            <text:p><text:span text:style-name="T6">Am here to help beat Cult of Daimon!</text:span></text:p>
          </table:table-cell>
          <table:table-cell office:value-type="string" calcext:value-type="string">
            <text:p>NOTE: map-0x3F6D-0x350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58</text:p>
          </table:table-cell>
          <table:table-cell table:number-columns-repeated="3"/>
          <table:table-cell table:style-name="ce9" office:value-type="string" calcext:value-type="string">
            <text:p>Work hard!</text:p>
          </table:table-cell>
          <table:table-cell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subtitle_59</text:p>
          </table:table-cell>
          <table:table-cell table:number-columns-repeated="2"/>
          <table:table-cell office:value-type="string" calcext:value-type="string">
            <text:p>(sound effect)</text:p>
          </table:table-cell>
          <table:table-cell/>
          <table:table-cell office:value-type="string" calcext:value-type="string">
            <text:p>NOTE: sound of sesshouseki falling on checkpoint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61</text:p>
          </table:table-cell>
          <table:table-cell table:number-columns-repeated="2"/>
          <table:table-cell office:value-type="string" calcext:value-type="string">
            <text:p><text:span text:style-name="T1">大門教に　つかまっちまった</text:span><text:span text:style-name="T2">\n</text:span></text:p>
            <text:p><text:span text:style-name="T3">くやしいね　そうだ　ヘヘヘ</text:span><text:span text:style-name="T4">\n</text:span></text:p>
            <text:p><text:span text:style-name="T5">いいものを　おしえるぜ！</text:span></text:p>
          </table:table-cell>
          <table:table-cell table:style-name="ce9" office:value-type="string" calcext:value-type="string">
            <text:p>I can't believe I got captured by the Daimonists...</text:p>
          </table:table-cell>
          <table:table-cell office:value-type="string" calcext:value-type="string">
            <text:p>NOTE: map-0x5AA3-0x7A4_4</text:p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subtitle_62</text:p>
          </table:table-cell>
          <table:table-cell table:number-columns-repeated="3"/>
          <table:table-cell table:style-name="ce9" office:value-type="string" calcext:value-type="string">
            <text:p><text:span text:style-name="T7">Oh, yeah! Heh heh heh!\n</text:span></text:p>
            <text:p>Lemme teach you something special!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63</text:p>
          </table:table-cell>
          <table:table-cell table:number-columns-repeated="2"/>
          <table:table-cell office:value-type="string" calcext:value-type="string">
            <text:p><text:span text:style-name="T1">いま　スゴイこと　考えてます</text:span><text:span text:style-name="T2">\n</text:span></text:p>
            <text:p><text:span text:style-name="T3">大門教　やっつける</text:span><text:span text:style-name="T4">\n</text:span></text:p>
            <text:p><text:span text:style-name="T5">カラクリの　兵隊さん　デス！</text:span></text:p>
          </table:table-cell>
          <table:table-cell table:style-name="ce9" office:value-type="string" calcext:value-type="string">
            <text:p>Come up with great idea!</text:p>
          </table:table-cell>
          <table:table-cell office:value-type="string" calcext:value-type="string">
            <text:p>NOTE: map-0x458D-0xEB_4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64</text:p>
          </table:table-cell>
          <table:table-cell table:number-columns-repeated="3"/>
          <table:table-cell table:style-name="ce9" office:value-type="string" calcext:value-type="string">
            <text:p>Mechanic soldier to fight Cult of Daimon!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65</text:p>
          </table:table-cell>
          <table:table-cell table:number-columns-repeated="2"/>
          <table:table-cell office:value-type="string" calcext:value-type="string">
            <text:p><text:span text:style-name="T1">それは　こまった！</text:span><text:span text:style-name="T2">\n</text:span></text:p>
            <text:p><text:span text:style-name="T3">このままでは</text:span><text:span text:style-name="T4">\n</text:span></text:p>
            <text:p><text:span text:style-name="T5">ジパングが　ほろびてしまう</text:span></text:p>
          </table:table-cell>
          <table:table-cell table:style-name="ce8" office:value-type="string" calcext:value-type="string">
            <text:p><text:span text:style-name="T6">Ah, that is a terrible shame...\n</text:span></text:p>
            <text:p><text:span text:style-name="T6">Then Jipang is doomed.</text:span></text:p>
          </table:table-cell>
          <table:table-cell office:value-type="string" calcext:value-type="string">
            <text:p>NOTE: map-0x4325-0x362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67</text:p>
          </table:table-cell>
          <table:table-cell table:number-columns-repeated="2"/>
          <table:table-cell office:value-type="string" calcext:value-type="string">
            <text:p><text:span text:style-name="T1">どうか　江戸城にいる</text:span><text:span text:style-name="T2">\n</text:span></text:p>
            <text:p><text:span text:style-name="T3">父上と　そして　江戸の町民を</text:span><text:span text:style-name="T4">\n</text:span></text:p>
            <text:p><text:span text:style-name="T5">救って　ください！</text:span></text:p>
          </table:table-cell>
          <table:table-cell table:style-name="ce11" office:value-type="string" calcext:value-type="string">
            <text:p><text:span text:style-name="T6">My father is in Edo Castle.\n</text:span></text:p>
            <text:p><text:span text:style-name="T6">I beg of you...Save him!</text:span></text:p>
          </table:table-cell>
          <table:table-cell office:value-type="string" calcext:value-type="string">
            <text:p>NOTE: map-0x6260-0x179F_16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68</text:p>
          </table:table-cell>
          <table:table-cell table:number-columns-repeated="3"/>
          <table:table-cell table:style-name="ce10" office:value-type="string" calcext:value-type="string">
            <text:p>Save the people of Edo!</text:p>
          </table:table-cell>
          <table:table-cell/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ubtitle_69</text:p>
          </table:table-cell>
          <table:table-cell table:number-columns-repeated="2"/>
          <table:table-cell office:value-type="string" calcext:value-type="string">
            <text:p><text:span text:style-name="T1">ついに　ここまで　来たな　ジライア！</text:span><text:span text:style-name="T2">\n</text:span></text:p>
            <text:p><text:span text:style-name="T5">ここからは　大門教の本拠地だ！</text:span></text:p>
          </table:table-cell>
          <table:table-cell table:style-name="ce11" office:value-type="string" calcext:value-type="string">
            <text:p><text:span text:style-name="T6">We're finally here, Ziria.\n</text:span></text:p>
            <text:p><text:span text:style-name="T6">The stronghold of the Cult of Daimon.</text:span></text:p>
          </table:table-cell>
          <table:table-cell office:value-type="string" calcext:value-type="string">
            <text:p>NOTE: map-0x5F88-0x3BB_1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7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71</text:p>
          </table:table-cell>
          <table:table-cell table:number-columns-repeated="2"/>
          <table:table-cell office:value-type="string" calcext:value-type="string">
            <text:p><text:span text:style-name="T1">ゴクッ　きんちょー　するなあ！</text:span><text:span text:style-name="T2">\n</text:span></text:p>
            <text:p><text:span text:style-name="T3">でも　ジライア！　あたしたち三人が</text:span><text:span text:style-name="T4">\n</text:span></text:p>
            <text:p><text:span text:style-name="T5">いれば　ぜったいに　負けないよね</text:span></text:p>
          </table:table-cell>
          <table:table-cell table:style-name="ce10" office:value-type="string" calcext:value-type="string">
            <text:p>Whew...Talk about nerve-wracking!</text:p>
          </table:table-cell>
          <table:table-cell office:value-type="string" calcext:value-type="string">
            <text:p>NOTE: map-0x5F88-0x465_1</text:p>
          </table:table-cell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subtitle_72</text:p>
          </table:table-cell>
          <table:table-cell table:number-columns-repeated="3"/>
          <table:table-cell table:style-name="ce10" office:value-type="string" calcext:value-type="string">
            <text:p><text:span text:style-name="T6">But we got this, Ziria!\n</text:span></text:p>
            <text:p><text:span text:style-name="T6">We just need to stick together!</text:span></text:p>
          </table:table-cell>
          <table:table-cell/>
        </table:table-row>
        <table:table-row table:style-name="ro7">
          <table:table-cell office:value-type="string" calcext:value-type="string">
            <text:p>string</text:p>
          </table:table-cell>
          <table:table-cell office:value-type="string" calcext:value-type="string">
            <text:p>subtitle_73</text:p>
          </table:table-cell>
          <table:table-cell table:number-columns-repeated="2"/>
          <table:table-cell office:value-type="string" calcext:value-type="string">
            <text:p><text:span text:style-name="T1">この　ジパングは</text:span><text:span text:style-name="T2">\n</text:span></text:p>
            <text:p><text:span text:style-name="T5">大門教が　すべて　支配するのだ！！</text:span></text:p>
            <text:p><text:span text:style-name="T5">ハハハハ・・・・</text:span></text:p>
          </table:table-cell>
          <table:table-cell table:style-name="ce10" office:value-type="string" calcext:value-type="string">
            <text:p>Jipang will fall to the Cult of Daimon!</text:p>
          </table:table-cell>
          <table:table-cell office:value-type="string" calcext:value-type="string">
            <text:p>NOTE: map-0x620C-0x2E6_1 and map-0x620C-0x2E6_3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74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string</text:p>
          </table:table-cell>
          <table:table-cell office:value-type="string" calcext:value-type="string">
            <text:p>subtitle_75</text:p>
          </table:table-cell>
          <table:table-cell table:number-columns-repeated="2"/>
          <table:table-cell office:value-type="string" calcext:value-type="string">
            <text:p>我はマサカド！</text:p>
          </table:table-cell>
          <table:table-cell office:value-type="string" calcext:value-type="string">
            <text:p>I am Masakado!</text:p>
          </table:table-cell>
          <table:table-cell office:value-type="string" calcext:value-type="string">
            <text:p>NOTE: subtitles for masakado's voice-only line right before he's revived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subtitle_76</text:p>
          </table:table-cell>
          <table:table-cell table:number-columns-repeated="2"/>
          <table:table-cell table:style-name="ce3" office:value-type="string" calcext:value-type="string">
            <text:p>ジパングの王なり！</text:p>
          </table:table-cell>
          <table:table-cell office:value-type="string" calcext:value-type="string">
            <text:p>True sovereign of Jipang!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subtitle_255</text:p>
          </table:table-cell>
          <table:table-cell table:number-columns-repeated="5"/>
        </table:table-row>
        <table:table-row table:style-name="ro1" table:number-rows-repeated="10483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Droid Sans Fallback" svg:font-family="'Droid Sans Fallbac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1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8">00/00/0000</text:date>, <text:time style:data-style-name="N2" text:time-value="22:05:24.899496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8T22:07:58.013027455</dc:date>
    <meta:editing-duration>PT5H32M27S</meta:editing-duration>
    <meta:editing-cycles>85</meta:editing-cycles>
    <meta:generator>LibreOffice/4.3.3.2$Linux_X86_64 LibreOffice_project/430m0$Build-2</meta:generator>
    <meta:document-statistic meta:table-count="1" meta:cell-count="632" meta:object-count="0"/>
  </office:meta>
</office:document-meta>
</file>